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041cm"/>
    </style:style>
    <style:style style:name="co22" style:family="table-column">
      <style:table-column-properties fo:break-before="auto" style:column-width="5.449cm"/>
    </style:style>
    <style:style style:name="co42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4.63cm"/>
    </style:style>
    <style:style style:name="co21" style:family="table-column">
      <style:table-column-properties fo:break-before="auto" style:column-width="4.374cm"/>
    </style:style>
    <style:style style:name="co23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6.805cm"/>
    </style:style>
    <style:style style:name="co25" style:family="table-column">
      <style:table-column-properties fo:break-before="auto" style:column-width="6.475cm"/>
    </style:style>
    <style:style style:name="co26" style:family="table-column">
      <style:table-column-properties fo:break-before="auto" style:column-width="3.478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3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117cm"/>
    </style:style>
    <style:style style:name="co33" style:family="table-column">
      <style:table-column-properties fo:break-before="auto" style:column-width="4.835cm"/>
    </style:style>
    <style:style style:name="co34" style:family="table-column">
      <style:table-column-properties fo:break-before="auto" style:column-width="6.167cm"/>
    </style:style>
    <style:style style:name="co35" style:family="table-column">
      <style:table-column-properties fo:break-before="auto" style:column-width="5.219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5.144cm"/>
    </style:style>
    <style:style style:name="co39" style:family="table-column">
      <style:table-column-properties fo:break-before="auto" style:column-width="1.967cm"/>
    </style:style>
    <style:style style:name="co40" style:family="table-column">
      <style:table-column-properties fo:break-before="auto" style:column-width="3.745cm"/>
    </style:style>
    <style:style style:name="co43" style:family="table-column">
      <style:table-column-properties fo:break-before="auto" style:column-width="4.674cm"/>
    </style:style>
    <style:style style:name="co44" style:family="table-column">
      <style:table-column-properties fo:break-before="auto" style:column-width="5.854cm"/>
    </style:style>
    <style:style style:name="co45" style:family="table-column">
      <style:table-column-properties fo:break-before="auto" style:column-width="8.938cm"/>
    </style:style>
    <style:style style:name="co46" style:family="table-column">
      <style:table-column-properties fo:break-before="auto" style:column-width="10.031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2.328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0.631cm" fo:break-before="auto" style:use-optimal-row-height="false"/>
    </style:style>
    <style:style style:name="ro47" style:family="table-row">
      <style:table-row-properties style:row-height="1.263cm" fo:break-before="auto" style:use-optimal-row-height="false"/>
    </style:style>
    <style:style style:name="ro48" style:family="table-row">
      <style:table-row-properties style:row-height="0.58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3.84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0.473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921cm" fo:break-before="auto" style:use-optimal-row-height="false"/>
    </style:style>
    <style:style style:name="ro37" style:family="table-row">
      <style:table-row-properties style:row-height="2.316cm" fo:break-before="auto" style:use-optimal-row-height="false"/>
    </style:style>
    <style:style style:name="ro38" style:family="table-row">
      <style:table-row-properties style:row-height="1.737cm" fo:break-before="auto" style:use-optimal-row-height="false"/>
    </style:style>
    <style:style style:name="ro39" style:family="table-row">
      <style:table-row-properties style:row-height="4.343cm" fo:break-before="auto" style:use-optimal-row-height="false"/>
    </style:style>
    <style:style style:name="ro40" style:family="table-row">
      <style:table-row-properties style:row-height="8.475cm" fo:break-before="auto" style:use-optimal-row-height="true"/>
    </style:style>
    <style:style style:name="ro41" style:family="table-row">
      <style:table-row-properties style:row-height="6.791cm" fo:break-before="auto" style:use-optimal-row-height="false"/>
    </style:style>
    <style:style style:name="ro42" style:family="table-row">
      <style:table-row-properties style:row-height="4.316cm" fo:break-before="auto" style:use-optimal-row-height="false"/>
    </style:style>
    <style:style style:name="ro43" style:family="table-row">
      <style:table-row-properties style:row-height="2.685cm" fo:break-before="auto" style:use-optimal-row-height="false"/>
    </style:style>
    <style:style style:name="ro44" style:family="table-row">
      <style:table-row-properties style:row-height="2.053cm" fo:break-before="auto" style:use-optimal-row-height="false"/>
    </style:style>
    <style:style style:name="ro45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2.79cm" fo:break-before="auto" style:use-optimal-row-height="false"/>
    </style:style>
    <style:style style:name="ro50" style:family="table-row">
      <style:table-row-properties style:row-height="2.395cm" fo:break-before="auto" style:use-optimal-row-height="false"/>
    </style:style>
    <style:style style:name="ro51" style:family="table-row">
      <style:table-row-properties style:row-height="1.316cm" fo:break-before="auto" style:use-optimal-row-height="false"/>
    </style:style>
    <style:style style:name="ro52" style:family="table-row">
      <style:table-row-properties style:row-height="2.473cm" fo:break-before="auto" style:use-optimal-row-height="false"/>
    </style:style>
    <style:style style:name="ro53" style:family="table-row">
      <style:table-row-properties style:row-height="1.974cm" fo:break-before="auto" style:use-optimal-row-height="false"/>
    </style:style>
    <style:style style:name="ro54" style:family="table-row">
      <style:table-row-properties style:row-height="2.422cm" fo:break-before="auto" style:use-optimal-row-height="false"/>
    </style:style>
    <style:style style:name="ro55" style:family="table-row">
      <style:table-row-properties style:row-height="1.894cm" fo:break-before="auto" style:use-optimal-row-height="false"/>
    </style:style>
    <style:style style:name="ro56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order="0.002cm solid #000000"/>
      <style:text-properties style:font-name="Arial" fo:font-size="10pt"/>
    </style:style>
    <style:style style:name="ce59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3" style:family="table-cell" style:parent-style-name="Default">
      <style:table-cell-properties fo:background-color="#cccccc" fo:border="0.002cm solid #000000"/>
      <style:text-properties fo:color="#333333" style:font-name="Arial"/>
    </style:style>
    <style:style style:name="ce74" style:family="table-cell" style:parent-style-name="Default">
      <style:table-cell-properties fo:border="0.002cm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0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/>
    </style:style>
    <style:style style:name="ce21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8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9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0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0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1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 table:number-columns-repeated="9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1">
          <table:table-cell table:style-name="ce132" office:value-type="float" office:value="1">
            <text:p>1.00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1.00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1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1.00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ce132"/>
        <table:table-column table:style-name="co26" table:default-cell-style-name="ce141"/>
        <table:table-column table:style-name="co8" table:default-cell-style-name="ce145"/>
        <table:table-column table:style-name="co27" table:default-cell-style-name="ce197"/>
        <table:table-column table:style-name="co28" table:default-cell-style-name="ce198"/>
        <table:table-column table:style-name="co22" table:default-cell-style-name="ce181"/>
        <table:table-column table:style-name="co29" table:default-cell-style-name="ce181"/>
        <table:table-column table:style-name="co28" table:default-cell-style-name="ce181"/>
        <table:table-column table:style-name="co8" table:default-cell-style-name="ce181"/>
        <table:table-row table:style-name="ro27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style-name="Default" table:number-columns-repeated="795"/>
        </table:table-row>
        <table:table-row table:style-name="ro27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style-name="Default" table:number-columns-repeated="777"/>
        </table:table-row>
        <table:table-row table:style-name="ro27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 table:number-columns-repeated="9"/>
          <table:table-cell table:style-name="ce203" table:number-columns-repeated="211"/>
          <table:table-cell table:style-name="ce204" table:number-columns-repeated="794"/>
        </table:table-row>
        <table:table-row table:style-name="ro28">
          <table:table-cell office:value-type="float" office:value="1">
            <text:p>1.00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1.00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office:value-type="string">
            <text:p>Step 1: Upload 1 file on back office</text:p>
          </table:table-cell>
          <table:table-cell office:value-type="string">
            <text:p>- Go to content Explorer</text:p>
            <text:p>- Select Public drive</text:p>
            <text:p>- Upload a file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SOC_ECMS_01</text:p>
          </table:table-cell>
          <table:table-cell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INT_SOC_ECM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office:value-type="string">
            <text:p>Select file form is closed. File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INT_SOC_ECM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office:value-type="string">
            <text:p>FNC_PLF_INT_SOC_ECM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office:value-type="string">
            <text:p>Step 1: Add a document on back office</text:p>
          </table:table-cell>
          <table:table-cell office:value-type="string">
            <text:p>- Go to content Explorer</text:p>
            <text:p>- Select Public drive</text:p>
            <text:p>- Create a document</text:p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Bug on PLF-2040</text:p>
          </table:table-cell>
          <table:table-cell table:number-columns-repeated="1014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PLF_INT_SOC_ECM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INT_SOC_ECMS_01</text:p>
          </table:table-cell>
          <table:table-cell table:style-name="ce144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office:value-type="string">
            <text:p>Select file form is closed. Document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INT_SOC_ECMS_01</text:p>
          </table:table-cell>
          <table:table-cell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office:value-type="string">
            <text:p>FNC_PLF_INT_SOC_ECM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INT_SOC_ECM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PLF_INT_SOC_ECM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3: Add file for activity</text:p>
          </table:table-cell>
          <table:table-cell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PLF_INT_SOC_ECM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INT_SOC_ECM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INT_SOC_ECM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3: Check the displaying of uploaded file in back office</text:p>
          </table:table-cell>
          <table:table-cell office:value-type="string">
            <text:p>- Go to Content Explorer</text:p>
            <text:p>- Select drive choose to uploaded file at step 2 </text:p>
          </table:table-cell>
          <table:table-cell office:value-type="string">
            <text:p>Uploaded file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PLF_INT_SOC_ECM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4: Delete uploaded file</text:p>
          </table:table-cell>
          <table:table-cell office:value-type="string">
            <text:p>- Right click on uploaded file and select <text:span text:style-name="T6">Delete</text:span></text:p>
          </table:table-cell>
          <table:table-cell office:value-type="string">
            <text:p>Fil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INT_SOC_ECM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5: Check the displaying of uploaded file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Uploaded fil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PLF_INT_SOC_ECM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INT_SOC_ECM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2: Add new folder</text:p>
          </table:table-cell>
          <table:table-cell office:value-type="string">
            <text:p>- Choose 1 drive</text:p>
            <text:p>- Click on Add folder icon</text:p>
            <text:p>- Put folder's name</text:p>
            <text:p>- Click OK</text:p>
          </table:table-cell>
          <table:table-cell office:value-type="string">
            <text:p>New Folder is crea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PLF_INT_SOC_ECM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3: Check the displaying of new folder in back office</text:p>
          </table:table-cell>
          <table:table-cell office:value-type="string">
            <text:p>- Go to Content Explorer</text:p>
            <text:p>- Select drive choose to at step 2 </text:p>
          </table:table-cell>
          <table:table-cell office:value-type="string">
            <text:p>Folder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INT_SOC_ECM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4: Delete folder</text:p>
          </table:table-cell>
          <table:table-cell office:value-type="string">
            <text:p>- Right click on folder and select <text:span text:style-name="T6">Delete</text:span></text:p>
          </table:table-cell>
          <table:table-cell office:value-type="string">
            <text:p>Folder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INT_SOC_ECM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5: Check the displaying of folder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Folder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3" office:value-type="string">
            <text:p>FNC_PLF_INT_SOC_ECMS_02</text:p>
          </table:table-cell>
          <table:table-cell office:value-type="float" office:value="1">
            <text:p>1.00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office:value-type="string">
            <text:p>Step 1: Crea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Add new space</text:span> button</text:p>
            <text:p>- Put name's space</text:p>
            <text:p>- Click <text:span text:style-name="T6">Create</text:span> button</text:p>
          </table:table-cell>
          <table:table-cell office:value-type="string">
            <text:p>New spac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PLF_INT_SOC_ECM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2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new space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PLF_INT_SOC_ECM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3: Dele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office:value-type="string">
            <text:p>Spac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PLF_INT_SOC_ECM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4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deleted spac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32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 table:number-columns-repeated="9"/>
          <table:table-cell table:style-name="ce203" table:number-columns-repeated="211"/>
          <table:table-cell table:style-name="ce204" table:number-columns-repeated="794"/>
        </table:table-row>
        <table:table-row table:style-name="ro33">
          <table:table-cell table:style-name="ce205" office:value-type="float" office:value="1">
            <text:p>1.00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1.00</text:p>
          </table:table-cell>
          <table:table-cell table:style-name="ce208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1" office:value-type="string">
            <text:p>Step 1: Update avatar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Change 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1" office:value-type="string">
            <text:p>New avatar is add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table:style-name="ce181" office:value-type="string">
            <text:p>Step 2: Check the displaying of new avatar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New avatar is added in My Profile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9];6;1)&gt;MID([.F8];6;1);&quot;&quot;;MAX([.A$7:.A8])+1)" office:value-type="float" office:value="2">
            <text:p>2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1" office:value-type="string">
            <text:p>Step 1: Update first 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fir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table:style-name="ce181" office:value-type="string">
            <text:p>Step 2: Check the changing of fir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1];6;1)&gt;MID([.F10];6;1);&quot;&quot;;MAX([.A$7:.A10])+1)" office:value-type="float" office:value="3">
            <text:p>3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1" office:value-type="string">
            <text:p>Step 1: Update last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la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2];6;1)&gt;MID([.F11];6;1);&quot;&quot;;MAX([.A$7:.A11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table:style-name="ce181" office:value-type="string">
            <text:p>Step 2: Check the changing of la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3];6;1)&gt;MID([.F12];6;1);&quot;&quot;;MAX([.A$7:.A12])+1)" office:value-type="float" office:value="4">
            <text:p>4.00</text:p>
          </table:table-cell>
          <table:table-cell table:style-name="ce43" office:value-type="string">
            <text:p>FNC_PLF_INT_GADGET_02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2: Check the invitation to make friend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</table:table-cell>
          <table:table-cell table:style-name="ce181" office:value-type="string">
            <text:p>Name of user that sent reques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3: Accept invitation</text:p>
          </table:table-cell>
          <table:table-cell table:style-name="ce181" office:value-type="string">
            <text:p>- Click on <text:s/>Find more link</text:p>
            <text:p>- Click on Confirm link to accept friend request of user at step 1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6];6;1)&gt;MID([.F15];6;1);&quot;&quot;;MAX([.A$7:.A15])+1)" office:value-type="float" office:value="5">
            <text:p>5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7];6;1)&gt;MID([.F16];6;1);&quot;&quot;;MAX([.A$7:.A16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table:style-name="ce181" office:value-type="string">
            <text:p>Step 2: Check invitation when click on Find more link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181" office:value-type="string">
            <text:p>Show all friend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8];6;1)&gt;MID([.F17];6;1);&quot;&quot;;MAX([.A$7:.A17])+1)" office:value-type="float" office:value="6">
            <text:p>6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9];6;1)&gt;MID([.F18];6;1);&quot;&quot;;MAX([.A$7:.A18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</table:table-cell>
          <table:table-cell table:style-name="ce181" office:value-type="string">
            <text:p>Space's name created in step 1 is <text:s/>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1];6;1)&gt;MID([.F20];6;1);&quot;&quot;;MAX([.A$7:.A20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4: Accept invitation</text:p>
          </table:table-cell>
          <table:table-cell table:style-name="ce181" office:value-type="string">
            <text:p>- Click on Space's name</text:p>
            <text:p>- Accept invitation</text:p>
          </table:table-cell>
          <table:table-cell table:style-name="ce181" office:value-type="string">
            <text:p>User becomes member of spac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2];6;1)&gt;MID([.F21];6;1);&quot;&quot;;MAX([.A$7:.A21])+1)" office:value-type="float" office:value="7">
            <text:p>7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23];6;1)&gt;MID([.F22];6;1);&quot;&quot;;MAX([.A$7:.A22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4];6;1)&gt;MID([.F23];6;1);&quot;&quot;;MAX([.A$7:.A2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181" office:value-type="string">
            <text:p>Show all space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5];6;1)&gt;MID([.F24];6;1);&quot;&quot;;MAX([.A$7:.A24])+1)" office:value-type="float" office:value="8">
            <text:p>8.00</text:p>
          </table:table-cell>
          <table:table-cell table:style-name="ce43" office:value-type="string">
            <text:p>FNC_PLF_INT_GADGET_03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1" office:value-type="string">
            <text:p>Step 1: Add new event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1" office:value-type="string">
            <text:p>New event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6];6;1)&gt;MID([.F25];6;1);&quot;&quot;;MAX([.A$7:.A25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table:style-name="ce181" office:value-type="string">
            <text:p>Step 2: Check the displaying of event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even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7];6;1)&gt;MID([.F26];6;1);&quot;&quot;;MAX([.A$7:.A26])+1)" office:value-type="float" office:value="9">
            <text:p>9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1" office:value-type="string">
            <text:p>Step 1: Add new task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1" office:value-type="string">
            <text:p>New task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8];6;1)&gt;MID([.F27];6;1);&quot;&quot;;MAX([.A$7:.A27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table:style-name="ce181" office:value-type="string">
            <text:p>Step 2: Check the displaying of task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task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9];6;1)&gt;MID([.F28];6;1);&quot;&quot;;MAX([.A$7:.A28])+1)" office:value-type="float" office:value="10">
            <text:p>10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1" office:value-type="string">
            <text:p>Step 1: Add new events/tasks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1" office:value-type="string">
            <text:p>New events/tasks are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table:style-name="ce181" office:value-type="string">
            <text:p>Step 2: Setting the number of calendar is displayed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</text:span><text:span text:style-name="T9">My Agenda</text:span><text:span text:style-name="T8"> </text:span><text:span text:style-name="T8">gadget</text:span></text:p>
            <text:p><text:span text:style-name="T8">- Put the number of displaying event/task </text:span><text:span text:style-name="T8">(e.g: 7)</text:span></text:p>
          </table:table-cell>
          <table:table-cell table:style-name="ce181" office:value-type="string">
            <text:p>Only 7 event/task are shown on My Agenda gadget</text:p>
          </table:table-cell>
          <table:table-cell table:style-name="ce181" office:value-type="string">
            <text:p>Medium</text:p>
          </table:table-cell>
          <table:table-cell table:style-name="ce212"/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31];6;1)&gt;MID([.F30];6;1);&quot;&quot;;MAX([.A$7:.A30])+1)" office:value-type="float" office:value="11">
            <text:p>11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My Agenda </text:span><text:span text:style-name="T8">gadget</text:span></text:p>
            <text:p><text:span text:style-name="T8">- Put the value is not number </text:span></text:p>
          </table:table-cell>
          <table:table-cell table:style-name="ce181" office:value-type="string">
            <text:p>Show message alert that you must put the number</text:p>
          </table:table-cell>
          <table:table-cell table:style-name="ce181" office:value-type="string">
            <text:p>Medium</text:p>
          </table:table-cell>
          <table:table-cell table:style-name="ce212" office:value-type="string">
            <text:p>PLF-3025</text:p>
          </table:table-cell>
          <table:table-cell table:style-name="ce181" table:number-columns-repeated="5"/>
          <table:table-cell table:number-columns-repeated="1009"/>
        </table:table-row>
        <table:table-row table:style-name="ro10">
          <table:table-cell table:style-name="ce205" table:formula="of:=IF(MID([.F32];6;1)&gt;MID([.F31];6;1);&quot;&quot;;MAX([.A$7:.A31])+1)" office:value-type="float" office:value="12">
            <text:p>12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1"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</text:span><text:span text:style-name="T12">Show My Calendar</text:span><text:span text:style-name="T11"> link</text:span></text:p>
          </table:table-cell>
          <table:table-cell table:style-name="ce181" office:value-type="string">
            <text:p>The calendar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33];6;1)&gt;MID([.F32];6;1);&quot;&quot;;MAX([.A$7:.A32])+1)" office:value-type="float" office:value="13">
            <text:p>13.00</text:p>
          </table:table-cell>
          <table:table-cell table:style-name="ce43" office:value-type="string">
            <text:p>FNC_PLF_INT_GADGET_05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1"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table:style-name="ce181" office:value-type="string">
            <text:p>In Who is online gadget, there is no online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4];6;1)&gt;MID([.F33];6;1);&quot;&quot;;MAX([.A$7:.A33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5];6;1)&gt;MID([.F34];6;1);&quot;&quot;;MAX([.A$7:.A34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are 2 online users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6];6;1)&gt;MID([.F35];6;1);&quot;&quot;;MAX([.A$7:.A35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7];6;1)&gt;MID([.F36];6;1);&quot;&quot;;MAX([.A$7:.A36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table:style-name="ce181" office:value-type="string">
            <text:p>No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8];6;1)&gt;MID([.F37];6;1);&quot;&quot;;MAX([.A$7:.A37])+1)" office:value-type="float" office:value="14">
            <text:p>14.00</text:p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Connection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3">
          <table:table-cell table:style-name="ce205" table:formula="of:=IF(MID([.F39];6;1)&gt;MID([.F38];6;1);&quot;&quot;;MAX([.A$7:.A38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Connection</text:span></text:p>
            <text:p><text:span text:style-name="T10">- Select </text:span><text:span text:style-name="T6">Request 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1];6;1)&gt;MID([.F40];6;1);&quot;&quot;;MAX([.A$7:.A40])+1)" office:value-type="float" office:value="15">
            <text:p>15.00</text:p>
          </table:table-cell>
          <table:table-cell table:style-name="ce43" office:value-type="string">
            <text:p>FNC_PLF_INT_GADGET_06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1" office:value-type="string">
            <text:p>Step 1: Check the discussion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iscussion link on Bookmark </text:span><text:span text:style-name="T11">gadget</text:span></text:p>
          </table:table-cell>
          <table:table-cell table:style-name="ce181" office:value-type="string">
            <text:p>Go to Forum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2];6;1)&gt;MID([.F41];6;1);&quot;&quot;;MAX([.A$7:.A41])+1)" office:value-type="float" office:value="16">
            <text:p>16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1" office:value-type="string">
            <text:p>Step 1: Check the wiki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Wiki link on Bookmark gadget</text:span></text:p>
          </table:table-cell>
          <table:table-cell table:style-name="ce181" office:value-type="string">
            <text:p>Go to Wiki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3];6;1)&gt;MID([.F42];6;1);&quot;&quot;;MAX([.A$7:.A42])+1)" office:value-type="float" office:value="17">
            <text:p>17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1" office:value-type="string">
            <text:p>Step 1: Check the document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ocument on Bookmark gadget</text:span></text:p>
          </table:table-cell>
          <table:table-cell table:style-name="ce181" office:value-type="string">
            <text:p>Go to Content Explore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4];6;1)&gt;MID([.F43];6;1);&quot;&quot;;MAX([.A$7:.A43])+1)" office:value-type="float" office:value="18">
            <text:p>18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1" office:value-type="string">
            <text:p>Step 1: Check the Agenda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Agenda link on Bookmark gadget</text:span></text:p>
          </table:table-cell>
          <table:table-cell table:style-name="ce181" office:value-type="string">
            <text:p>Go to Calenda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5];6;1)&gt;MID([.F44];6;1);&quot;&quot;;MAX([.A$7:.A44])+1)" office:value-type="float" office:value="19">
            <text:p>19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1" office:value-type="string">
            <text:p>Step 1: Add new page</text:p>
          </table:table-cell>
          <table:table-cell table:style-name="ce181" office:value-type="string">
            <text:p>- Click on Edit --&gt; Page --&gt; Add Page</text:p>
            <text:p>- Do steps to create new page</text:p>
          </table:table-cell>
          <table:table-cell table:style-name="ce181" office:value-type="string">
            <text:p>New pag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4">
          <table:table-cell table:style-name="ce205" table:formula="of:=IF(MID([.F46];6;1)&gt;MID([.F45];6;1);&quot;&quot;;MAX([.A$7:.A45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2: Add new bookmark for page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1" office:value-type="string">
            <text:p>New bookmark is listed in bookmark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7];6;1)&gt;MID([.F46];6;1);&quot;&quot;;MAX([.A$7:.A46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3: Check new bookmark</text:p>
          </table:table-cell>
          <table:table-cell table:style-name="ce181" office:value-type="string">
            <text:p>- Click on the link of new bookmark</text:p>
          </table:table-cell>
          <table:table-cell table:style-name="ce181" office:value-type="string">
            <text:p>Content of created page at step 1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48];6;1)&gt;MID([.F47];6;1);&quot;&quot;;MAX([.A$7:.A47])+1)" office:value-type="float" office:value="20">
            <text:p>20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1" office:value-type="string">
            <text:p>Show message alert that Name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6">
          <table:table-cell table:style-name="ce205" table:formula="of:=IF(MID([.F49];6;1)&gt;MID([.F48];6;1);&quot;&quot;;MAX([.A$7:.A48])+1)" office:value-type="float" office:value="21">
            <text:p>21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1" office:value-type="string">
            <text:p>Show message alert that url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34">
          <table:table-cell table:style-name="ce205" table:formula="of:=IF(MID([.F50];6;1)&gt;MID([.F49];6;1);&quot;&quot;;MAX([.A$7:.A49])+1)" office:value-type="float" office:value="22">
            <text:p>22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1" office:value-type="string">
            <text:p>Step 1: Add new bookmark when url is invalid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1" office:value-type="string">
            <text:p>Show message alert that the url is invali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51];6;1)&gt;MID([.F50];6;1);&quot;&quot;;MAX([.A$7:.A50])+1)" office:value-type="float" office:value="23">
            <text:p>23.00</text:p>
          </table:table-cell>
          <table:table-cell table:style-name="ce43" office:value-type="string">
            <text:p>FNC_PLF_INT_GADGET_07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in Favorite folder</text:p>
          </table:table-cell>
          <table:table-cell table:style-name="ce181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1" office:value-type="string">
            <text:p>New content is created successfully in Favorites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2];6;1)&gt;MID([.F51];6;1);&quot;&quot;;MAX([.A$7:.A51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53];6;1)&gt;MID([.F52];6;1);&quot;&quot;;MAX([.A$7:.A52])+1)" office:value-type="float" office:value="24">
            <text:p>24.00</text:p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favorite action</text:p>
          </table:table-cell>
          <table:table-cell table:style-name="ce181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1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4];6;1)&gt;MID([.F53];6;1);&quot;&quot;;MAX([.A$7:.A53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36">
          <table:table-cell table:style-name="ce213"/>
          <table:table-cell table:style-name="ce218" office:value-type="string">
            <text:p>Functions list</text:p>
          </table:table-cell>
          <table:table-cell table:style-name="ce181"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style-name="ce178" table:number-columns-repeated="2"/>
          <table:table-cell table:style-name="ce238"/>
          <table:table-cell table:style-name="ce237" table:number-columns-repeated="6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style-name="ce178" table:number-columns-repeated="2"/>
          <table:table-cell table:style-name="ce238" table:number-columns-repeated="7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 table:number-columns-repeated="5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26">
          <table:table-cell table:style-name="ce214" office:value-type="float" office:value="1">
            <text:p>1.00</text:p>
          </table:table-cell>
          <table:table-cell table:style-name="ce181" office:value-type="string">
            <text:p>FNC_PLF_ContentNavigation</text:p>
          </table:table-cell>
          <table:table-cell table:style-name="ce221" office:value-type="float" office:value="1">
            <text:p>1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Login to the Acme Site</text:p>
          </table:table-cell>
          <table:table-cell table:style-name="ce181" office:value-type="string">
            <text:p>Step 1: <text:s/>Login to the Acme Site</text:p>
          </table:table-cell>
          <table:table-cell table:style-name="ce181" office:value-type="string">
            <text:p>- From the Default page, <text:span text:style-name="T6">Click on the link </text:span><text:span text:style-name="T6">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in </text:span></text:p>
            <text:p/>
          </table:table-cell>
          <table:table-cell table:style-name="ce181" office:value-type="string">
            <text:p>- The Acme website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7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1: Add a page from ToolBar</text:p>
          </table:table-cell>
          <table:table-cell table:style-name="ce181" office:value-type="string">
            <text:p>- Go to Edit/Page/+ Add Page</text:p>
          </table:table-cell>
          <table:table-cell table:style-name="ce181" office:value-type="string">
            <text:p>- The page <text:s/><text:span text:style-name="T6">Page Creation Wizard </text:span> is displayed</text:p>
            <text:p>- The first step: <text:span text:style-name="T6">Select a Navigation Node </text:span>and create the page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2: Add a page step 1</text:p>
          </table:table-cell>
          <table:table-cell table:style-name="ce181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Name</text:span>: Events</text:p>
            <text:p>- Click on the button <text:span text:style-name="T6">Next</text:span> </text:p>
          </table:table-cell>
          <table:table-cell table:style-name="ce181" office:value-type="string">
            <text:p>- The page of the second step  <text:span text:style-name="T10">Select a </text:span><text:span text:style-name="T10">Page Layout Template</text:span> 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3: Add a page step 2</text:p>
          </table:table-cell>
          <table:table-cell table:style-name="ce181" office:value-type="string">
            <text:p>- From the list, choose <text:span text:style-name="T6">Column Page </text:span><text:span text:style-name="T6">Configs</text:span> </text:p>
            <text:p>- Select  <text:span text:style-name="T6">Two Columns Layout</text:span></text:p>
            <text:p>- Click on the button  <text:span text:style-name="T6">Next</text:span> </text:p>
          </table:table-cell>
          <table:table-cell table:style-name="ce181" office:value-type="string">
            <text:p>- The page of the third step  <text:span text:style-name="T10">Re- arrange the </text:span><text:span text:style-name="T10">Page Layout</text:span> and add Portlets to the page </text:p>
            <text:p>- The <text:span text:style-name="T10"> Page Editor</text:span> is displayed on the right of the screen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4: Add a page step 3</text:p>
          </table:table-cell>
          <table:table-cell table:style-name="ce181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1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4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Edit The Navigation Form</text:p>
          </table:table-cell>
          <table:table-cell table:style-name="ce181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1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4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Edit the navigation </text:p>
            <text:p>Controls</text:p>
          </table:table-cell>
          <table:table-cell table:style-name="ce181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1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4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Visibility of a sub menu </text:p>
            <text:p>Restriction</text:p>
          </table:table-cell>
          <table:table-cell table:style-name="ce181" office:value-type="string">
            <text:p>- Go to the Site explorer</text:p>
            <text:p>- Navigate under the path: collaboration/contents/live/acme/events/All/Fire</text:p>
            <text:p>- Click on the button  <text:span text:style-name="T6">Content 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1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changes on the </text:p>
            <text:p>Events page</text:p>
          </table:table-cell>
          <table:table-cell table:style-name="ce181" office:value-type="string">
            <text:p>- Go to Acme/Overview</text:p>
            <text:p>- Hit the menu  <text:span text:style-name="T6">Events</text:span></text:p>
          </table:table-cell>
          <table:table-cell table:style-name="ce181" office:value-type="string">
            <text:p>- The Navigation Form is disappears</text:p>
            <text:p>- The Sub menu Fire  is not displayed from the list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Sort the Earth element</text:p>
          </table:table-cell>
          <table:table-cell table:style-name="ce181" office:value-type="string">
            <text:p>- Go to Site Explorer</text:p>
            <text:p>- Navigate under the path  <text:span text:style-name="T6">collaboration/site </text:span><text:span text:style-name="T6">contents/live/acme/events/All </text:span></text:p>
            <text:p>- Select the  <text:span text:style-name="T6">Earth </text:span>Node</text:p>
            <text:p>- Click on the button <text:span text:style-name="T6">Content Navigation</text:span> </text:p>
            <text:p>- Set the field  <text:span text:style-name="T6">Display order</text:span>  to 1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/site </text:span><text:span text:style-name="T6">contents/live/acme/events/All </text:span></text:p>
            <text:p>- Select the  <text:span text:style-name="T6">Water </text:span> Node</text:p>
            <text:p>- Click on the button <text:span text:style-name="T6">Content Navigation</text:span> </text:p>
            <text:p>- Set the field  <text:span text:style-name="T6">Display order </text:span> to 2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under the path </text:span><text:span text:style-name="T14">collaboration/site </text:span><text:span text:style-name="T14">contents/live/acme/events/All </text:span></text:p>
            <text:p>- Select the  <text:span text:style-name="T6">Air</text:span>  Node</text:p>
            <text:p>- Click on the button <text:span text:style-name="T6">Content Navigation</text:span> </text:p>
            <text:p>- Set the field  <text:span text:style-name="T6">Display order</text:span>  to 3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8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4: Check Elements</text:p>
          </table:table-cell>
          <table:table-cell table:style-name="ce181" office:value-type="string">
            <text:p>- Go to Acme/Overview Hit the menu <text:span text:style-name="T6">Events</text:span> </text:p>
          </table:table-cell>
          <table:table-cell table:style-name="ce181" office:value-type="string">
            <text:p>- The Sub menu Earth, Water and  Air are sort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9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n/site </text:span><text:span text:style-name="T6">contents/live/acme/events/All/Fire</text:span></text:p>
            <text:p>- Click on the button  <text:span text:style-name="T6">Navigate 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8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40">
          <table:table-cell table:style-name="ce2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1 : Add a new content under </text:p>
            <text:p>A sub menu</text:p>
          </table:table-cell>
          <table:table-cell table:style-name="ce181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Publication</text:span> </text:p>
            <text:p>- Publish the document</text:p>
            <text:p/>
          </table:table-cell>
          <table:table-cell table:style-name="ce181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Acme/overview</text:span></text:p>
            <text:p><text:span text:style-name="T10">Hit the menu  </text:span><text:span text:style-name="T6">News</text:span><text:span text:style-name="T10"> </text:span></text:p>
          </table:table-cell>
          <table:table-cell table:style-name="ce181" office:value-type="string">
            <text:p>The document is added to the menu  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1">
          <table:table-cell table:style-name="ce2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1 : Add/Save/Manage</text:p>
            <text:p>Content publication</text:p>
          </table:table-cell>
          <table:table-cell table:style-name="ce181" office:value-type="string">
            <text:p>- Go to the Site explorer</text:p>
            <text:p>- Navigate under a valid path</text:p>
            <text:p>- Click on the button  <text:span text:style-name="T6">Add 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1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2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2: Add media to the created</text:p>
            <text:p>Document</text:p>
          </table:table-cell>
          <table:table-cell table:style-name="ce181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1" office:value-type="string">
            <text:p>- All contents added are published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3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table:style-name="ce181" office:value-type="string">
            <text:p>Step 3 : Add a page under Acme</text:p>
          </table:table-cell>
          <table:table-cell table:style-name="ce181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1" office:value-type="string">
            <text:p>- A page is added under Acme</text:p>
            <text:p>- The content is published on the new page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4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8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5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0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3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7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4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5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number-columns-repeated="245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 table:number-rows-repeated="14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 table:number-rows-repeated="1048546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6T09:42:41.40</dc:date>
    <meta:print-date>2008-06-17T00:45:47</meta:print-date>
    <meta:editing-cycles>826</meta:editing-cycles>
    <meta:editing-duration>P13DT22H33M59S</meta:editing-duration>
    <meta:document-statistic meta:table-count="7" meta:cell-count="1593" meta:object-count="1"/>
    <meta:user-defined meta:name="Info 1"/>
    <meta:user-defined meta:name="Info 2"/>
    <meta:user-defined meta:name="Info 3"/>
    <meta:user-defined meta:name="Info 4"/>
  </office:meta>
</office:document-meta>
</file>